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5">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3" table:number-rows-repeated="123">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03">00/00/0000</text:date>, <text:time style:data-style-name="N2" text:time-value="19:29:20.46727570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4-03T19:29:44.585817527</dc:date>
    <meta:editing-duration>PT15H1M2S</meta:editing-duration>
    <meta:editing-cycles>454</meta:editing-cycles>
    <meta:document-statistic meta:table-count="1" meta:cell-count="2857" meta:object-count="0"/>
  </office:meta>
</office:document-meta>
</file>